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e2e" officeooo:paragraph-rsid="001aae2e"/>
    </style:style>
    <style:style style:name="P2" style:family="paragraph" style:parent-style-name="Standard">
      <style:text-properties officeooo:rsid="001bcea4" officeooo:paragraph-rsid="001bcea4"/>
    </style:style>
    <style:style style:name="P3" style:family="paragraph" style:parent-style-name="Standard">
      <style:text-properties officeooo:rsid="001d3f1b" officeooo:paragraph-rsid="001d3f1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e0e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Exercício <text:sequence text:ref-name="refText0" text:name="Text" text:formula="ooow:Text+1" style:num-format="1">1</text:sequence>. <text:s/>Defina <text:span text:style-name="T1">Sistema Operacional</text:span>.</text:p>
      <text:p text:style-name="P1"/>
      <text:p text:style-name="P2">Exercício <text:sequence text:ref-name="refText5" text:name="Text" text:formula="ooow:Text+1" style:num-format="1">2</text:sequence>. <text:s/>Defina Linux.</text:p>
      <text:p text:style-name="P1"/>
      <text:p text:style-name="P1">Exercício <text:sequence text:ref-name="refText2" text:name="Text" text:formula="ooow:Text+1" style:num-format="1">3</text:sequence>. <text:s/>Defina kernel.</text:p>
      <text:p text:style-name="P1"/>
      <text:p text:style-name="P1">Exercício <text:sequence text:ref-name="refText4" text:name="Text" text:formula="ooow:Text+1" style:num-format="1">4</text:sequence>. <text:s/>Qual a diferença entre <text:span text:style-name="T1">shell</text:span>, <text:span text:style-name="T1">terminal</text:span> e <text:span text:style-name="T1">interpretador de comandos</text:span>?</text:p>
      <text:p text:style-name="P1"/>
      <text:p text:style-name="P1"/>
      <text:p text:style-name="P1">Dica: </text:p>
      <text:p text:style-name="P1"/>
      <text:p text:style-name="P3">Exercício <text:sequence text:ref-name="refText6" text:name="Text" text:formula="ooow:Text+1" style:num-format="1">5</text:sequence>. <text:s/>O que é um arquivo de lote (.bat)?</text:p>
      <text:p text:style-name="P3"/>
      <text:p text:style-name="P1"><text:span text:style-name="T2">Exercício</text:span> <text:sequence text:ref-name="refText1" text:name="Text" text:formula="ooow:Text+1" style:num-format="1">6</text:sequence>. <text:s/>Escreva um programa em C que mostre que cada endereço de memória corresponde ao endereçamento de 1 byte de informação.</text:p>
      <text:p text:style-name="P1"/>
      <text:p text:style-name="P1">Exercício <text:sequence text:ref-name="refText3" text:name="Text" text:formula="ooow:Text+1" style:num-format="1">7</text:sequence>. <text:s/>Escreva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2:18:05.564224002</meta:creation-date>
    <dc:date>2021-09-21T18:47:09.819584627</dc:date>
    <meta:editing-duration>PT6H8M3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8" meta:word-count="61" meta:character-count="385" meta:non-whitespace-character-count="323"/>
  </office:meta>
</office:document-meta>
</file>